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ContextImpl.readMessageProperty( OScope . Variable variable , OProcess . O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sionContextImpl.writeVariable( OScope . Variable variable , Nod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sionContextImpl.ExtensionContextImpl( ActivityInfo activityInfo , ScopeFrame scopeFrame , OdeInternalInstance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nsionContextImpl.getVisibleVariable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ContextImpl.comp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ensionContextImpl.getActivi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ContextImpl.getDU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ContextImpl.readVariable( OScope . Variable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sionContextImpl.completeWithFault(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tensionContextImpl.isVariableVisible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ContextImpl.completeWithFault( Fault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sionContextImpl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ContextImpl.sendEvent( Scop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sionContextImpl.getO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ContextImpl.getInternal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ContextImpl.writeVariable( String variableName , Nod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sionContextImpl.readVariable( String variab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sionContextImpl.printToConsol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ContextImpl.getVisibleVariabl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